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ource Code Pro" fo:font-size="24pt" style:font-size-asian="24pt" style:font-size-complex="24pt"/>
    </style:style>
    <style:style style:name="P3" style:family="paragraph">
      <loext:graphic-properties draw:fill="none" draw:fill-color="#729fcf"/>
      <style:paragraph-properties fo:text-align="center"/>
      <style:text-properties style:font-name="Source Code Pro" fo:font-size="24pt" style:font-size-asian="24pt" style:font-size-complex="24pt"/>
    </style:style>
    <style:style style:name="P4" style:family="paragraph"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style:font-name="DejaVu Seri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Source Code Pro"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style:font-name="Source Code Pro" fo:font-size="18pt" style:font-size-asian="18pt" style:font-size-complex="18pt"/>
    </style:style>
    <style:style style:name="T1" style:family="text">
      <style:text-properties style:font-name="Source Code Pro" fo:font-size="24pt" style:font-size-asian="24pt" style:font-size-complex="24pt"/>
    </style:style>
    <style:style style:name="T2" style:family="text">
      <style:text-properties style:font-name="DejaVu Serif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Code Pro" fo:font-size="18pt" style:font-size-asian="18pt" style:font-size-complex="18pt"/>
    </style:style>
    <style:style style:name="T6" style:family="text">
      <style:text-properties style:font-name="Source Code Pro" fo:font-size="15pt" style:font-size-asian="15pt" style:font-size-complex="15pt"/>
    </style:style>
    <style:style style:name="T7" style:family="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Source Code Pro" fo:font-size="11pt" style:font-size-asian="11pt" style:font-size-complex="11pt"/>
    </style:style>
    <style:style style:name="T9" style:family="text">
      <style:text-properties style:font-name="Source Code Pr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erseite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pw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mv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mkdi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l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8cm" svg:height="1.8cm" svg:x="11.3cm" svg:y="3.5cm">
            <text:p text:style-name="P4"><text:span text:style-name="T2">Listet Ordnerinhalte au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6"><text:span text:style-name="T3">L</text:span><text:span text:style-name="T4">ist </text:span><text:span text:style-name="T3">S</text:span><text:span text:style-name="T4">tuff</text:span> 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5.3cm">
            <text:p text:style-name="P7"><text:span text:style-name="T5">$ l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3.5cm">
            <text:p text:style-name="P4"><text:span text:style-name="T2">Wechselt das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6"><text:span text:style-name="T3">C</text:span>hange <text:span text:style-name="T3">D</text:span>irectory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5.3cm">
            <text:p text:style-name="P7"><text:span text:style-name="T5">$ cd Ordner/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10.6cm">
            <text:p text:style-name="P4"><text:span text:style-name="T2">Zeigt das aktuelle Verzeichnis a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6"><text:span text:style-name="T3">P</text:span>rint <text:span text:style-name="T3">W</text:span>orking <text:span text:style-name="T3">D</text:span>irectory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12.4cm">
            <text:p text:style-name="P7"><text:span text:style-name="T5">$ pw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10.6cm">
            <text:p text:style-name="P4"><text:span text:style-name="T2">Kopiert Dateien und Ordn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6"><text:span text:style-name="T3">C</text:span>o<text:span text:style-name="T3">P</text:span>y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12.4cm">
            <text:p text:style-name="P7"><text:span text:style-name="T6">$ cp Datei.txt Kopie.t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17.6cm">
            <text:p text:style-name="P4"><text:span text:style-name="T2">Verschiebung und Umbenennung</text:span><text:span text:style-name="T2"><text:line-break/></text:span><text:span text:style-name="T2">von Dateien und Ordner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6"><text:span text:style-name="T3">M</text:span>o<text:span text:style-name="T3">v</text:span>e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19.4cm">
            <text:p text:style-name="P7"><text:span text:style-name="T6">$ mv Datei.txt Ordner/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17.6cm">
            <text:p text:style-name="P4"><text:span text:style-name="T2">Erstellt ein neues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6"><text:span text:style-name="T3">M</text:span>a<text:span text:style-name="T3">k</text:span>e <text:span text:style-name="T3">Dir</text:span>ectory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19.4cm">
            <text:p text:style-name="P7"><text:span text:style-name="T5">$ mkdir neuer_ordn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24.7cm">
            <text:p text:style-name="P4"><text:span text:style-name="T2">Löscht Dateien und Ordn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6"><text:span text:style-name="T3">R</text:span>e<text:span text:style-name="T3">m</text:span>ove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26.5cm">
            <text:p text:style-name="P7"><text:span text:style-name="T5">$ rm Datei.t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24.7cm">
            <text:p text:style-name="P4"><text:span text:style-name="T2">Zeigt Inhalte von Textdateien an</text:span><text:span text:style-name="T2"><text:line-break/></text:span><text:span text:style-name="T2">(man sieht mit </text:span><text:span text:style-name="T7">weniger</text:span><text:span text:style-name="T2"> Aufwand</text:span><text:span text:style-name="T2"><text:line-break/></text:span><text:span text:style-name="T2"> mehr Text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6"><text:span text:style-name="T3">Less</text:span> is more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26.5cm">
            <text:p text:style-name="P7"><text:span text:style-name="T5">$ less Datei.txt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ss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vi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na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~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8cm" svg:height="1.8cm" svg:x="11.3cm" svg:y="3.5cm">
            <text:p text:style-name="P4"><text:span text:style-name="T2">Dateinhalt ins Terminal ausgeben</text:span><text:span text:style-name="T2"><text:line-break/></text:span><text:span text:style-name="T2">(The </text:span><text:span text:style-name="T7">CAT</text:span><text:span text:style-name="T2"> spits it out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6">Con<text:span text:style-name="T3">cat</text:span>enate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5.3cm">
            <text:p text:style-name="P7"><text:span text:style-name="T5">$ cat Datei.t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3.5cm">
            <text:p text:style-name="P4"><text:span text:style-name="T2">Baut eine Terminalverbindung</text:span><text:span text:style-name="T2"><text:line-break/></text:span><text:span text:style-name="T2">zu einem externen Server au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6"><text:span text:style-name="T3">S</text:span>ecure <text:span text:style-name="T3">Sh</text:span>ell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5.3cm">
            <text:p text:style-name="P7"><text:span text:style-name="T8">$ ssh user@amor.cms.hu-berlin.d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10.6cm">
            <text:p text:style-name="P4"><text:span text:style-name="T2">Texteditor zum Bearbeiten von </text:span><text:span text:style-name="T2"><text:line-break/></text:span><text:span text:style-name="T2">Textdateien im Termin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6">vim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12.4cm">
            <text:p text:style-name="P7"><text:span text:style-name="T5">$ vim Datei.t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10.6cm">
            <text:p text:style-name="P4"><text:span text:style-name="T2">Texteditor zum Bearbeiten von</text:span><text:span text:style-name="T2"><text:line-break/></text:span><text:span text:style-name="T2">Textdateien im Termin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6">nano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12.4cm">
            <text:p text:style-name="P7"><text:span text:style-name="T5">$ nano Datei.t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17.6cm">
            <text:p text:style-name="P4"><text:span text:style-name="T2">Aktuelles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6">1 Punkt = hier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19.4cm">
            <text:p text:style-name="P7"><text:span text:style-name="T5">$ ls 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17.6cm">
            <text:p text:style-name="P4"><text:span text:style-name="T2">Übergeordnetes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6">2 Punkte = zurück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19.4cm">
            <text:p text:style-name="P7"><text:span text:style-name="T5">$ cd 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24.7cm">
            <text:p text:style-name="P4"><text:span text:style-name="T2">Alle Dateien und Ordner (in .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6">Sternchen = alles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26.5cm">
            <text:p text:style-name="P7"><text:span text:style-name="T5">$ mv * Ordner/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24.7cm">
            <text:p text:style-name="P4"><text:span text:style-name="T2">Home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6">Tilde = Home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26.5cm">
            <text:p text:style-name="P7"><text:span text:style-name="T5">$ ls ~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Tex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Hund.jp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Katze.jp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Bilder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Dokumente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-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grep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8cm" svg:height="1.8cm" svg:x="11.3cm" svg:y="3.5cm">
            <text:p text:style-name="P4"><text:span text:style-name="T2">Gibt Output eines Befehls in</text:span><text:span text:style-name="T2"><text:line-break/></text:span><text:span text:style-name="T2">Datei a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6">Outputtrichter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5.3cm">
            <text:p text:style-name="P7"><text:span text:style-name="T9">$ ls &gt; Dateiliste.t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3.5cm">
            <text:p text:style-name="P4"><text:span text:style-name="T2">Eine Textdatei mit der </text:span><text:span text:style-name="T2"><text:line-break/></text:span><text:span text:style-name="T2">der Endung .tx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6">Beispieldatei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5.3cm">
            <text:p text:style-name="P7"><text:span text:style-name="T9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10.6cm">
            <text:p text:style-name="P4"><text:span text:style-name="T2">Ein Beispielbild mit der </text:span><text:span text:style-name="T2"><text:line-break/></text:span><text:span text:style-name="T2">Endung .jp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6">Beispielbild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12.4cm">
            <text:p text:style-name="P7"><text:span text:style-name="T5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10.6cm">
            <text:p text:style-name="P4"><text:span text:style-name="T2">Ein Beispielbild mit der </text:span><text:span text:style-name="T2"><text:line-break/></text:span><text:span text:style-name="T2">Endung .jp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6">Beispielbild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12.4cm">
            <text:p text:style-name="P7"><text:span text:style-name="T5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17.6cm">
            <text:p text:style-name="P4"><text:span text:style-name="T2">Ein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6">Beispielverzeichnis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19.4cm">
            <text:p text:style-name="P7"><text:span text:style-name="T5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17.6cm">
            <text:p text:style-name="P4"><text:span text:style-name="T2">Ein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6">Beispielverzeichnis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19.4cm">
            <text:p text:style-name="P7"><text:span text:style-name="T5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1.3cm" svg:y="24.7cm">
            <text:p text:style-name="P4"><text:span text:style-name="T2">Eine Zusatzinformation für einen</text:span><text:span text:style-name="T2"><text:line-break/></text:span><text:span text:style-name="T2">Befeh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6">-<text:span text:style-name="T3">-r</text:span>ecursive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1.3cm" svg:y="26.5cm">
            <text:p text:style-name="P7"><text:span text:style-name="T5">$ rm -r Ordner/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8cm" svg:height="1.8cm" svg:x="1.7cm" svg:y="24.7cm">
            <text:p text:style-name="P4"><text:span text:style-name="T2">Tool zum schnellen </text:span><text:span text:style-name="T2"><text:line-break/></text:span><text:span text:style-name="T2">Durchsuchen von Textdatei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6">Text durchsuchen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8cm" svg:height="1.8cm" svg:x="1.7cm" svg:y="26.5cm">
            <text:p text:style-name="P7"><text:span text:style-name="T9">$ grep hallo text.tx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9:54:51.932547468</meta:creation-date>
    <dc:date>2016-05-10T23:39:35.082186998</dc:date>
    <meta:editing-duration>PT42M6S</meta:editing-duration>
    <meta:editing-cycles>7</meta:editing-cycles>
    <meta:generator>LibreOffice/5.1.2.2$Linux_X86_64 LibreOffice_project/10m0$Build-2</meta:generator>
    <meta:document-statistic meta:object-count="168"/>
  </office:meta>
</office:document-meta>
</file>